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1000002E7D962EC8B.png"/>
  <manifest:file-entry manifest:media-type="image/png" manifest:full-path="Pictures/1000000000000350000002EC3C4466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e6e6e6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gradient" draw:fill-gradient-name="Gradient_20_8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6cm" fo:min-width="0cm"/>
    </style:style>
    <style:style style:name="gr8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8cm" svg:stroke-color="#808080" draw:marker-start-width="1.4cm" draw:marker-end-width="1.4cm" draw:textarea-horizontal-align="center" draw:textarea-vertical-align="middle" fo:padding-top="0.525cm" fo:padding-bottom="0.525cm" fo:padding-left="0.65cm" fo:padding-right="0.65cm"/>
    </style:style>
    <style:style style:name="gr10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style:text-underline-style="solid" style:text-underline-width="auto" style:text-underline-color="font-color" fo:font-weight="bold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40pt" fo:font-style="italic" fo:text-shadow="1pt 1pt" fo:font-weight="bold"/>
    </style:style>
    <style:style style:name="P9" style:family="paragraph">
      <style:text-properties fo:font-weight="bold"/>
    </style:style>
    <style:style style:name="P10" style:family="paragraph">
      <style:text-properties fo:font-size="22pt" style:text-underline-style="solid" style:text-underline-width="auto" style:text-underline-color="font-color" fo:font-weight="bold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size="12pt"/>
    </style:style>
    <style:style style:name="T3" style:family="text">
      <style:text-properties fo:font-size="40pt" fo:font-style="italic" fo:text-shadow="1pt 1pt" fo:font-weight="bold"/>
    </style:style>
    <style:style style:name="T4" style:family="text">
      <style:text-properties fo:font-weight="bold"/>
    </style:style>
    <style:style style:name="T5" style:family="text">
      <style:text-properties fo:font-size="22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225cm" svg:height="14.649cm" svg:x="0.985cm" svg:y="2.113cm">
          <text:p text:style-name="P4"/>
        </draw:rect>
        <draw:frame draw:style-name="gr2" draw:text-style-name="P1" draw:layer="layout" svg:width="6.499cm" svg:height="4.5cm" svg:x="6.501cm" svg:y="8.3cm">
          <draw:image xlink:href="Pictures/1000000000000431000002E7D962EC8B.png" xlink:type="simple" xlink:show="embed" xlink:actuate="onLoad">
            <text:p text:style-name="P4"/>
          </draw:image>
        </draw:frame>
        <draw:line draw:style-name="gr3" draw:text-style-name="P1" draw:layer="layout" svg:x1="5.813cm" svg:y1="9.77cm" svg:x2="7.539cm" svg:y2="10.365cm">
          <text:p text:style-name="P4"/>
        </draw:line>
        <draw:line draw:style-name="gr3" draw:text-style-name="P1" draw:layer="layout" svg:x1="5.954cm" svg:y1="10.804cm" svg:x2="7.552cm" svg:y2="11.694cm">
          <text:p text:style-name="P4"/>
        </draw:line>
        <draw:frame draw:style-name="gr4" draw:text-style-name="P3" draw:layer="layout" svg:width="3.423cm" svg:height="1.673cm" svg:x="2.526cm" svg:y="9.32cm">
          <draw:text-box>
            <text:p text:style-name="P2">Functional</text:p>
            <text:p text:style-name="P2">Borders</text:p>
          </draw:text-box>
        </draw:frame>
        <draw:frame draw:style-name="gr4" draw:layer="layout" svg:width="4.663cm" svg:height="0.962cm" svg:x="7.376cm" svg:y="6.738cm">
          <draw:text-box>
            <text:p text:style-name="P4">QA-Start-Page</text:p>
          </draw:text-box>
        </draw:frame>
        <draw:frame draw:style-name="gr4" draw:text-style-name="P5" draw:layer="layout" svg:width="6.395cm" svg:height="0.962cm" svg:x="8.659cm" svg:y="2.261cm">
          <draw:text-box>
            <text:p text:style-name="P4"><text:span text:style-name="T1">OOo-HTML-Bereich</text:span></text:p>
          </draw:text-box>
        </draw:frame>
        <draw:custom-shape draw:style-name="gr5" draw:text-style-name="P1" draw:layer="layout" svg:width="2.761cm" svg:height="1.107cm" svg:x="8.557cm" svg:y="12.32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4.062cm" svg:height="0.725cm" svg:x="7.841cm" svg:y="13.53cm">
          <draw:text-box>
            <text:p text:style-name="P4"><text:span text:style-name="T2">Maximal 12 entries</text:span></text:p>
          </draw:text-box>
        </draw:frame>
        <draw:rect draw:style-name="gr6" draw:text-style-name="P8" draw:layer="layout" svg:width="27.7cm" svg:height="3.048cm" svg:x="1cm" svg:y="17.252cm">
          <text:p text:style-name="P7"><text:span text:style-name="T3">3 – Click - Solution</text:span></text:p>
        </draw:rect>
        <draw:frame draw:style-name="gr2" draw:text-style-name="P1" draw:layer="layout" svg:width="3.027cm" svg:height="2.67cm" svg:x="16.473cm" svg:y="4.238cm">
          <draw:image xlink:href="Pictures/1000000000000350000002EC3C44667D.png" xlink:type="simple" xlink:show="embed" xlink:actuate="onLoad">
            <text:p text:style-name="P4"/>
          </draw:image>
        </draw:frame>
        <draw:frame draw:style-name="gr2" draw:text-style-name="P1" draw:layer="layout" svg:width="3.027cm" svg:height="2.67cm" svg:x="16.523cm" svg:y="8.452cm">
          <draw:image xlink:href="Pictures/1000000000000350000002EC3C44667D.png" xlink:type="simple" xlink:show="embed" xlink:actuate="onLoad">
            <text:p text:style-name="P4"/>
          </draw:image>
        </draw:frame>
        <draw:frame draw:style-name="gr2" draw:text-style-name="P1" draw:layer="layout" svg:width="3.027cm" svg:height="2.67cm" svg:x="16.523cm" svg:y="12.666cm">
          <draw:image xlink:href="Pictures/1000000000000350000002EC3C44667D.png" xlink:type="simple" xlink:show="embed" xlink:actuate="onLoad">
            <text:p text:style-name="P4"/>
          </draw:image>
        </draw:frame>
        <draw:frame draw:style-name="gr7" draw:text-style-name="P4" draw:layer="layout" svg:width="4.062cm" svg:height="0.962cm" svg:x="15.924cm" svg:y="3.19cm">
          <draw:text-box>
            <text:p text:style-name="P4">Teampage 1</text:p>
          </draw:text-box>
        </draw:frame>
        <draw:frame draw:style-name="gr7" draw:text-style-name="P4" draw:layer="layout" svg:width="4.062cm" svg:height="0.962cm" svg:x="15.924cm" svg:y="7.591cm">
          <draw:text-box>
            <text:p text:style-name="P4">Teampage 2</text:p>
          </draw:text-box>
        </draw:frame>
        <draw:frame draw:style-name="gr7" draw:text-style-name="P4" draw:layer="layout" svg:width="4.062cm" svg:height="0.962cm" svg:x="15.924cm" svg:y="11.792cm">
          <draw:text-box>
            <text:p text:style-name="P4">Teampage 3</text:p>
          </draw:text-box>
        </draw:frame>
        <draw:line draw:style-name="gr8" draw:text-style-name="P1" draw:layer="layout" svg:x1="12.396cm" svg:y1="10.638cm" svg:x2="16.218cm" svg:y2="9.952cm">
          <text:p text:style-name="P4"/>
        </draw:line>
        <draw:line draw:style-name="gr8" draw:text-style-name="P1" draw:layer="layout" svg:x1="12.298cm" svg:y1="11.373cm" svg:x2="16.218cm" svg:y2="13.725cm">
          <text:p text:style-name="P4"/>
        </draw:line>
        <draw:line draw:style-name="gr8" draw:text-style-name="P1" draw:layer="layout" svg:x1="12.544cm" svg:y1="10.002cm" svg:x2="16.267cm" svg:y2="5.493cm">
          <text:p text:style-name="P4"/>
        </draw:line>
        <draw:line draw:style-name="gr9" draw:text-style-name="P1" draw:layer="layout" svg:x1="22.152cm" svg:y1="2.161cm" svg:x2="22.152cm" svg:y2="16.713cm">
          <text:p text:style-name="P4"/>
        </draw:line>
        <draw:frame draw:style-name="gr4" draw:text-style-name="P5" draw:layer="layout" svg:width="5.946cm" svg:height="0.962cm" svg:x="22.624cm" svg:y="2.221cm">
          <draw:text-box>
            <text:p text:style-name="P4"><text:span text:style-name="T1">OOo-Wiki-Bereich</text:span></text:p>
          </draw:text-box>
        </draw:frame>
        <draw:custom-shape draw:style-name="gr10" draw:text-style-name="P1" draw:layer="layout" svg:width="1.018cm" svg:height="1.441cm" svg:x="25.428cm" svg:y="7.512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1.018cm" svg:height="1.441cm" svg:x="26.905cm" svg:y="8.466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1.018cm" svg:height="1.441cm" svg:x="23.952cm" svg:y="3.389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1.018cm" svg:height="1.441cm" svg:x="25.429cm" svg:y="4.343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1.018cm" svg:height="1.441cm" svg:x="24.229cm" svg:y="5.882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1.018cm" svg:height="1.441cm" svg:x="25.706cm" svg:y="13.235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1.018cm" svg:height="1.441cm" svg:x="24.506cm" svg:y="14.774cm">
          <text:p text:style-name="P4"/>
          <draw:enhanced-geometry svg:viewBox="0 0 21600 21600" draw:glue-points="10800 0 0 10800 10800 21600 21600 10800" draw:text-areas="0 0 21600 ?f11" draw:type="paper" draw:modifiers="11831.51020408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19.628cm" svg:y1="5.161cm" svg:x2="24.766cm" svg:y2="5.314cm">
          <text:p text:style-name="P4"/>
        </draw:line>
        <draw:line draw:style-name="gr8" draw:text-style-name="P1" draw:layer="layout" svg:x1="19.628cm" svg:y1="5.162cm" svg:x2="23.72cm" svg:y2="4.207cm">
          <text:p text:style-name="P4"/>
        </draw:line>
        <draw:line draw:style-name="gr8" draw:text-style-name="P1" draw:layer="layout" svg:x1="19.628cm" svg:y1="5.163cm" svg:x2="23.966cm" svg:y2="6.699cm">
          <text:p text:style-name="P4"/>
        </draw:line>
        <draw:line draw:style-name="gr8" draw:text-style-name="P1" draw:layer="layout" svg:x1="19.935cm" svg:y1="9.901cm" svg:x2="24.52cm" svg:y2="10.975cm">
          <text:p text:style-name="P4"/>
        </draw:line>
        <draw:line draw:style-name="gr8" draw:text-style-name="P1" draw:layer="layout" svg:x1="19.936cm" svg:y1="9.901cm" svg:x2="26.612cm" svg:y2="9.499cm">
          <text:p text:style-name="P4"/>
        </draw:line>
        <draw:line draw:style-name="gr8" draw:text-style-name="P1" draw:layer="layout" svg:x1="19.936cm" svg:y1="9.901cm" svg:x2="25.105cm" svg:y2="8.36cm">
          <text:p text:style-name="P4"/>
        </draw:line>
        <draw:line draw:style-name="gr8" draw:text-style-name="P1" draw:layer="layout" svg:x1="19.782cm" svg:y1="13.994cm" svg:x2="24.367cm" svg:y2="15.068cm">
          <text:p text:style-name="P4"/>
        </draw:line>
        <draw:line draw:style-name="gr8" draw:text-style-name="P1" draw:layer="layout" svg:x1="19.783cm" svg:y1="13.994cm" svg:x2="25.381cm" svg:y2="13.713cm">
          <text:p text:style-name="P4"/>
        </draw:line>
        <draw:line draw:style-name="gr8" draw:text-style-name="P1" draw:layer="layout" svg:x1="19.783cm" svg:y1="13.994cm" svg:x2="24.952cm" svg:y2="12.453cm">
          <text:p text:style-name="P4"/>
        </draw:line>
        <draw:frame draw:style-name="gr4" draw:text-style-name="P9" draw:layer="layout" svg:width="2.161cm" svg:height="0.962cm" svg:x="24.797cm" svg:y="10.391cm">
          <draw:text-box>
            <text:p text:style-name="P4"><text:span text:style-name="T4">Links</text:span></text:p>
          </draw:text-box>
        </draw:frame>
        <draw:frame draw:style-name="gr4" draw:text-style-name="P9" draw:layer="layout" svg:width="2.161cm" svg:height="0.962cm" svg:x="25.013cm" svg:y="11.899cm">
          <draw:text-box>
            <text:p text:style-name="P4"><text:span text:style-name="T4">Links</text:span></text:p>
          </draw:text-box>
        </draw:frame>
        <draw:frame draw:style-name="gr4" draw:text-style-name="P10" draw:layer="layout" svg:width="20.708cm" svg:height="1.119cm" svg:x="5.156cm" svg:y="0.871cm">
          <draw:text-box>
            <text:p text:style-name="P4"><text:span text:style-name="T5">Page-Layout Struktur (OooQAReloaded – Team Pag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80808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.693cm" fo:page-height="21.00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7$Build-9044</meta:generator>
    <meta:creation-date>2007-01-29T13:20:31</meta:creation-date>
    <dc:date>2007-01-29T17:17:23</dc:date>
    <meta:print-date>2007-01-29T17:16:24</meta:print-date>
    <dc:language>de-DE</dc:language>
    <meta:editing-cycles>4</meta:editing-cycles>
    <meta:editing-duration>PT22M1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